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0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EY_E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_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Y_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Y_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Y_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EY_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Y_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Y_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Y_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Y_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Y_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EY_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Y_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EY_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Y_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Y_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EY_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EY_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EY_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EY_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Y_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EY_MINU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EY_MINU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EY_EQUA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Y_EQUA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EY_BACKSPAC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EY_TA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EY_Q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EY_Q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EY_W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EY_W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EY_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EY_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EY_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EY_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EY_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Y_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Y_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EY_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EY_U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EY_U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EY_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EY_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EY_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EY_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EY_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EY_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EY_LEFTBRAC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EY_LEFTBRAC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EY_RIGHTBRAC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EY_RIGHTBRAC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EY_ENTE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EY_LEFTCTR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EY_LEFTCTR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EY_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EY_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EY_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EY_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EY_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EY_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EY_F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EY_F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EY_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EY_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EY_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EY_H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EY_J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EY_J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EY_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EY_K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EY_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EY_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EY_SEMICOLO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EY_SEMICOLO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EY_APOSTROPH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EY_APOSTROPH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EY_GRAV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EY_GRAV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EY_GRAV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EY_GRAV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EY_SHIF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EY_LEFTSHIF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EY_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EY_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EY_X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EY_X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EY_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EY_C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EY_V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EY_V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KEY_B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EY_B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EY_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EY_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EY_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EY_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EY_COMM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EY_COMM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EY_DO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KEY_DO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KEY_SLASH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EY_SLASH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KEY_RIGHTSHIFT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KEY_KPASTERISK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EY_KPASTERISK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EY_LEFTAL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EY_LEFTALT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EY_SPAC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KEY_CAPSLOCK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EY_F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EY_F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EY_F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KEY_F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KEY_F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KEY_F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EY_F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EY_F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KEY_F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KEY_F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EY_NUMLOCK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KEY_SCROLLLOCK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EY_KP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KEY_KP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EY_KP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KEY_KPMIN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EY_KP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KEY_KP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EY_KP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EY_KPPLU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EY_KP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KEY_KP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EY_KP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EY_KP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KEY_KPDOT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KEY_KPDOT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KEY_ZENKAKUHANKAKU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KEY_102N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EY_F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KEY_F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KEY_RO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EY_KATAKAN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EY_KATAKAN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KEY_HIRAGAN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KEY_HIRAGANA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KEY_HENKA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EY_KATAKANAHIRAGAN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EY_MUHENKAN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KEY_MUHENKAN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KEY_KPJPCOMM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KEY_KPJPCOMM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KEY_KPENTE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KEY_RIGHTCTRL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KEY_KPSLASH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KEY_SYSRQ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EY_SYSRQ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EY_RIGHTA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Y_RIGHTA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EY_LINEFEED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EY_HOM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EY_UP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KEY_PAGEUP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EY_LEF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KEY_RIGHT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KEY_EN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KEY_DOW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EY_PAGEDOWN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KEY_INSERT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KEY_DELET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KEY_DELET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KEY_MACRO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EY_MUT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KEY_MUT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KEY_VOLUMEDOW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EY_VOLUMEDOWN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EY_VOLUMEUP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EY_VOLUMEUP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EY_POWER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KEY_KPEQUAL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EY_KPPLUSMINU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EY_PAUS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EY_SCAL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EY_KPCOMM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EY_KPCOMM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EY_HANGEUL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Y_HANGEUL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EY_HANJ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EY_HANJ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EY_YE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KEY_LEFTMET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KEY_LEFTMETA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KEY_RIGHTMET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KEY_RIGHTMETA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KEY_COMPOS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EY_COMPOSE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KEY_STOP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KEY_STOP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KEY_AGAIN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EY_PROP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EY_UNDO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KEY_FRONT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EY_COPY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EY_OPEN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EY_PASTE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EY_FIND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KEY_FIND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KEY_CUT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KEY_HELP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KEY_MENU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EY_CALC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KEY_SETUP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KEY_SLEEP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EY_WAKEUP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EY_FIL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KEY_SENDFILE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KEY_DELETEFILE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KEY_XFER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KEY_XFER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KEY_PROG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KEY_PROG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EY_WWW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KEY_MSDOS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KEY_SCREENLOCK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KEY_DIRECTION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KEY_CYCLEWINDOW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KEY_MAIL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KEY_BOOKMARK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KEY_COMPUTER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KEY_BACK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KEY_FORWARD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KEY_CLOSECD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KEY_EJECTCD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KEY_EJECTCLOSECD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KEY_NEXTSONG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KEY_PLAYPAUSE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KEY_PREVIOUSSONG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KEY_STOPCD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KEY_RECORD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EY_REWIND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KEY_PHONE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KEY_ISO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KEY_CONFIG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KEY_HOMEPAGE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KEY_REFRESH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EY_EXIT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KEY_MOVE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KEY_EDIT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KEY_SCROLLUP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EY_SCROLLDOWN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KEY_KPLEFTPAREN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KEY_KPRIGHTPAREN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KEY_NEW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KEY_REDO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KEY_F1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KEY_F1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KEY_F1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EY_F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KEY_F1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KEY_F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KEY_F1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KEY_F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KEY_F2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KEY_F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KEY_F2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KEY_F24</text:p>
          </table:table-cell>
          <table:table-cell office:value-type="float" office:value="194" calcext:value-type="float">
            <text:p>194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row table:style-name="ro2">
          <table:table-cell office:value-type="string" calcext:value-type="string">
            <text:p>KEY_ES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x00070029</text:p>
          </table:table-cell>
        </table:table-row>
        <table:table-row table:style-name="ro2">
          <table:table-cell office:value-type="string" calcext:value-type="string">
            <text:p>KEY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x0007001e</text:p>
          </table:table-cell>
        </table:table-row>
        <table:table-row table:style-name="ro1">
          <table:table-cell office:value-type="string" calcext:value-type="string">
            <text:p>KEY_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7001f</text:p>
          </table:table-cell>
        </table:table-row>
        <table:table-row table:style-name="ro1">
          <table:table-cell office:value-type="string" calcext:value-type="string">
            <text:p>KEY_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70020</text:p>
          </table:table-cell>
        </table:table-row>
        <table:table-row table:style-name="ro1">
          <table:table-cell office:value-type="string" calcext:value-type="string">
            <text:p>KEY_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070021</text:p>
          </table:table-cell>
        </table:table-row>
        <table:table-row table:style-name="ro1">
          <table:table-cell office:value-type="string" calcext:value-type="string">
            <text:p>KEY_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070022</text:p>
          </table:table-cell>
        </table:table-row>
        <table:table-row table:style-name="ro1">
          <table:table-cell office:value-type="string" calcext:value-type="string">
            <text:p>KEY_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070023</text:p>
          </table:table-cell>
        </table:table-row>
        <table:table-row table:style-name="ro1">
          <table:table-cell office:value-type="string" calcext:value-type="string">
            <text:p>KEY_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0070024</text:p>
          </table:table-cell>
        </table:table-row>
        <table:table-row table:style-name="ro1">
          <table:table-cell office:value-type="string" calcext:value-type="string">
            <text:p>KEY_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0070025</text:p>
          </table:table-cell>
        </table:table-row>
        <table:table-row table:style-name="ro1">
          <table:table-cell office:value-type="string" calcext:value-type="string">
            <text:p>KEY_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0070026</text:p>
          </table:table-cell>
        </table:table-row>
        <table:table-row table:style-name="ro1">
          <table:table-cell office:value-type="string" calcext:value-type="string">
            <text:p>KEY_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0070027</text:p>
          </table:table-cell>
        </table:table-row>
        <table:table-row table:style-name="ro1">
          <table:table-cell office:value-type="string" calcext:value-type="string">
            <text:p>KEY_MIN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007002d</text:p>
          </table:table-cell>
        </table:table-row>
        <table:table-row table:style-name="ro1">
          <table:table-cell office:value-type="string" calcext:value-type="string">
            <text:p>KEY_EQU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0007002e</text:p>
          </table:table-cell>
        </table:table-row>
        <table:table-row table:style-name="ro1">
          <table:table-cell office:value-type="string" calcext:value-type="string">
            <text:p>KEY_BACKSPAC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0007002a</text:p>
          </table:table-cell>
        </table:table-row>
        <table:table-row table:style-name="ro1">
          <table:table-cell office:value-type="string" calcext:value-type="string">
            <text:p>KEY_TA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x0007002b</text:p>
          </table:table-cell>
        </table:table-row>
        <table:table-row table:style-name="ro1">
          <table:table-cell office:value-type="string" calcext:value-type="string">
            <text:p>KEY_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0070014</text:p>
          </table:table-cell>
        </table:table-row>
        <table:table-row table:style-name="ro1">
          <table:table-cell office:value-type="string" calcext:value-type="string">
            <text:p>KEY_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007001a</text:p>
          </table:table-cell>
        </table:table-row>
        <table:table-row table:style-name="ro1">
          <table:table-cell office:value-type="string" calcext:value-type="string">
            <text:p>KEY_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00070008</text:p>
          </table:table-cell>
        </table:table-row>
        <table:table-row table:style-name="ro1">
          <table:table-cell office:value-type="string" calcext:value-type="string">
            <text:p>KEY_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x00070015</text:p>
          </table:table-cell>
        </table:table-row>
        <table:table-row table:style-name="ro1">
          <table:table-cell office:value-type="string" calcext:value-type="string">
            <text:p>KEY_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00070017</text:p>
          </table:table-cell>
        </table:table-row>
        <table:table-row table:style-name="ro1">
          <table:table-cell office:value-type="string" calcext:value-type="string">
            <text:p>KEY_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x0007001c</text:p>
          </table:table-cell>
        </table:table-row>
        <table:table-row table:style-name="ro1">
          <table:table-cell office:value-type="string" calcext:value-type="string">
            <text:p>KEY_U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0070018</text:p>
          </table:table-cell>
        </table:table-row>
        <table:table-row table:style-name="ro1">
          <table:table-cell office:value-type="string" calcext:value-type="string">
            <text:p>KEY_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x0007000c</text:p>
          </table:table-cell>
        </table:table-row>
        <table:table-row table:style-name="ro1">
          <table:table-cell office:value-type="string" calcext:value-type="string">
            <text:p>KEY_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0070012</text:p>
          </table:table-cell>
        </table:table-row>
        <table:table-row table:style-name="ro1">
          <table:table-cell office:value-type="string" calcext:value-type="string">
            <text:p>KEY_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x00070013</text:p>
          </table:table-cell>
        </table:table-row>
        <table:table-row table:style-name="ro1">
          <table:table-cell office:value-type="string" calcext:value-type="string">
            <text:p>KEY_LEFTBRA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0007002f</text:p>
          </table:table-cell>
        </table:table-row>
        <table:table-row table:style-name="ro1">
          <table:table-cell office:value-type="string" calcext:value-type="string">
            <text:p>KEY_RIGHTBRA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x00070030</text:p>
          </table:table-cell>
        </table:table-row>
        <table:table-row table:style-name="ro1">
          <table:table-cell office:value-type="string" calcext:value-type="string">
            <text:p>KEY_ENT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x00070028</text:p>
          </table:table-cell>
        </table:table-row>
        <table:table-row table:style-name="ro1">
          <table:table-cell office:value-type="string" calcext:value-type="string">
            <text:p>KEY_LEFTCTR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000700e0</text:p>
          </table:table-cell>
        </table:table-row>
        <table:table-row table:style-name="ro1">
          <table:table-cell office:value-type="string" calcext:value-type="string">
            <text:p>KEY_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0070004</text:p>
          </table:table-cell>
        </table:table-row>
        <table:table-row table:style-name="ro1">
          <table:table-cell office:value-type="string" calcext:value-type="string">
            <text:p>KEY_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0070016</text:p>
          </table:table-cell>
        </table:table-row>
        <table:table-row table:style-name="ro1">
          <table:table-cell office:value-type="string" calcext:value-type="string">
            <text:p>KEY_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00070007</text:p>
          </table:table-cell>
        </table:table-row>
        <table:table-row table:style-name="ro1">
          <table:table-cell office:value-type="string" calcext:value-type="string">
            <text:p>KEY_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x00070009</text:p>
          </table:table-cell>
        </table:table-row>
        <table:table-row table:style-name="ro1">
          <table:table-cell office:value-type="string" calcext:value-type="string">
            <text:p>KEY_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x0007000a</text:p>
          </table:table-cell>
        </table:table-row>
        <table:table-row table:style-name="ro1">
          <table:table-cell office:value-type="string" calcext:value-type="string">
            <text:p>KEY_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x0007000b</text:p>
          </table:table-cell>
        </table:table-row>
        <table:table-row table:style-name="ro1">
          <table:table-cell office:value-type="string" calcext:value-type="string">
            <text:p>KEY_J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x0007000d</text:p>
          </table:table-cell>
        </table:table-row>
        <table:table-row table:style-name="ro1">
          <table:table-cell office:value-type="string" calcext:value-type="string">
            <text:p>KEY_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x0007000e</text:p>
          </table:table-cell>
        </table:table-row>
        <table:table-row table:style-name="ro1">
          <table:table-cell office:value-type="string" calcext:value-type="string">
            <text:p>KEY_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x0007000f</text:p>
          </table:table-cell>
        </table:table-row>
        <table:table-row table:style-name="ro1">
          <table:table-cell office:value-type="string" calcext:value-type="string">
            <text:p>KEY_SEMICOL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x00070033</text:p>
          </table:table-cell>
        </table:table-row>
        <table:table-row table:style-name="ro1">
          <table:table-cell office:value-type="string" calcext:value-type="string">
            <text:p>KEY_APOSTROPH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x00070034</text:p>
          </table:table-cell>
        </table:table-row>
        <table:table-row table:style-name="ro1">
          <table:table-cell office:value-type="string" calcext:value-type="string">
            <text:p>KEY_GRAV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x00070035</text:p>
          </table:table-cell>
        </table:table-row>
        <table:table-row table:style-name="ro1">
          <table:table-cell office:value-type="string" calcext:value-type="string">
            <text:p>KEY_LEFTSHIF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000700e1</text:p>
          </table:table-cell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x00070031</text:p>
          </table:table-cell>
        </table:table-row>
        <table:table-row table:style-name="ro1">
          <table:table-cell office:value-type="string" calcext:value-type="string">
            <text:p>KEY_Z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x0007001d</text:p>
          </table:table-cell>
        </table:table-row>
        <table:table-row table:style-name="ro1">
          <table:table-cell office:value-type="string" calcext:value-type="string">
            <text:p>KEY_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x0007001b</text:p>
          </table:table-cell>
        </table:table-row>
        <table:table-row table:style-name="ro1">
          <table:table-cell office:value-type="string" calcext:value-type="string">
            <text:p>KEY_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x00070006</text:p>
          </table:table-cell>
        </table:table-row>
        <table:table-row table:style-name="ro1">
          <table:table-cell office:value-type="string" calcext:value-type="string">
            <text:p>KEY_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00070019</text:p>
          </table:table-cell>
        </table:table-row>
        <table:table-row table:style-name="ro1">
          <table:table-cell office:value-type="string" calcext:value-type="string">
            <text:p>KEY_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x00070005</text:p>
          </table:table-cell>
        </table:table-row>
        <table:table-row table:style-name="ro1">
          <table:table-cell office:value-type="string" calcext:value-type="string">
            <text:p>KEY_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x00070011</text:p>
          </table:table-cell>
        </table:table-row>
        <table:table-row table:style-name="ro1">
          <table:table-cell office:value-type="string" calcext:value-type="string">
            <text:p>KEY_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x00070010</text:p>
          </table:table-cell>
        </table:table-row>
        <table:table-row table:style-name="ro1">
          <table:table-cell office:value-type="string" calcext:value-type="string">
            <text:p>KEY_COMM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x00070036</text:p>
          </table:table-cell>
        </table:table-row>
        <table:table-row table:style-name="ro1">
          <table:table-cell office:value-type="string" calcext:value-type="string">
            <text:p>KEY_DO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x00070037</text:p>
          </table:table-cell>
        </table:table-row>
        <table:table-row table:style-name="ro1">
          <table:table-cell office:value-type="string" calcext:value-type="string">
            <text:p>KEY_SLAS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x00070038</text:p>
          </table:table-cell>
        </table:table-row>
        <table:table-row table:style-name="ro1">
          <table:table-cell office:value-type="string" calcext:value-type="string">
            <text:p>KEY_RIGHTSHIF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x000700e5</text:p>
          </table:table-cell>
        </table:table-row>
        <table:table-row table:style-name="ro1">
          <table:table-cell office:value-type="string" calcext:value-type="string">
            <text:p>KEY_KPASTERIS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x0020000022a</text:p>
          </table:table-cell>
        </table:table-row>
        <table:table-row table:style-name="ro1">
          <table:table-cell office:value-type="string" calcext:value-type="string">
            <text:p>KEY_LEFTAL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x00200000104</text:p>
          </table:table-cell>
        </table:table-row>
        <table:table-row table:style-name="ro1">
          <table:table-cell office:value-type="string" calcext:value-type="string">
            <text:p>KEY_SPAC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x00000000020</text:p>
          </table:table-cell>
        </table:table-row>
        <table:table-row table:style-name="ro1">
          <table:table-cell office:value-type="string" calcext:value-type="string">
            <text:p>KEY_CAPSLOCK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x00100000104</text:p>
          </table:table-cell>
        </table:table-row>
        <table:table-row table:style-name="ro1">
          <table:table-cell office:value-type="string" calcext:value-type="string">
            <text:p>KEY_F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x00100000801</text:p>
          </table:table-cell>
        </table:table-row>
        <table:table-row table:style-name="ro1">
          <table:table-cell office:value-type="string" calcext:value-type="string">
            <text:p>KEY_F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x00100000802</text:p>
          </table:table-cell>
        </table:table-row>
        <table:table-row table:style-name="ro1">
          <table:table-cell office:value-type="string" calcext:value-type="string">
            <text:p>KEY_F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x00100000803</text:p>
          </table:table-cell>
        </table:table-row>
        <table:table-row table:style-name="ro1">
          <table:table-cell office:value-type="string" calcext:value-type="string">
            <text:p>KEY_F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x00100000804</text:p>
          </table:table-cell>
        </table:table-row>
        <table:table-row table:style-name="ro1">
          <table:table-cell office:value-type="string" calcext:value-type="string">
            <text:p>KEY_F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x00100000805</text:p>
          </table:table-cell>
        </table:table-row>
        <table:table-row table:style-name="ro1">
          <table:table-cell office:value-type="string" calcext:value-type="string">
            <text:p>KEY_F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x00100000806</text:p>
          </table:table-cell>
        </table:table-row>
        <table:table-row table:style-name="ro1">
          <table:table-cell office:value-type="string" calcext:value-type="string">
            <text:p>KEY_F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x00100000807</text:p>
          </table:table-cell>
        </table:table-row>
        <table:table-row table:style-name="ro1">
          <table:table-cell office:value-type="string" calcext:value-type="string">
            <text:p>KEY_F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x00100000808</text:p>
          </table:table-cell>
        </table:table-row>
        <table:table-row table:style-name="ro1">
          <table:table-cell office:value-type="string" calcext:value-type="string">
            <text:p>KEY_F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x00100000809</text:p>
          </table:table-cell>
        </table:table-row>
        <table:table-row table:style-name="ro1">
          <table:table-cell office:value-type="string" calcext:value-type="string">
            <text:p>KEY_F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x0010000080a</text:p>
          </table:table-cell>
        </table:table-row>
        <table:table-row table:style-name="ro1">
          <table:table-cell office:value-type="string" calcext:value-type="string">
            <text:p>KEY_NUMLOCK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x00070053</text:p>
          </table:table-cell>
        </table:table-row>
        <table:table-row table:style-name="ro1">
          <table:table-cell office:value-type="string" calcext:value-type="string">
            <text:p>KEY_SCROLLLOCK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x00070047</text:p>
          </table:table-cell>
        </table:table-row>
        <table:table-row table:style-name="ro1">
          <table:table-cell office:value-type="string" calcext:value-type="string">
            <text:p>KEY_KP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x00200000237</text:p>
          </table:table-cell>
        </table:table-row>
        <table:table-row table:style-name="ro1">
          <table:table-cell office:value-type="string" calcext:value-type="string">
            <text:p>KEY_KP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x00200000238</text:p>
          </table:table-cell>
        </table:table-row>
        <table:table-row table:style-name="ro1">
          <table:table-cell office:value-type="string" calcext:value-type="string">
            <text:p>KEY_KP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x00200000239</text:p>
          </table:table-cell>
        </table:table-row>
        <table:table-row table:style-name="ro1">
          <table:table-cell office:value-type="string" calcext:value-type="string">
            <text:p>KEY_KPMINU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x0020000022d</text:p>
          </table:table-cell>
        </table:table-row>
        <table:table-row table:style-name="ro1">
          <table:table-cell office:value-type="string" calcext:value-type="string">
            <text:p>KEY_KP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x00200000234</text:p>
          </table:table-cell>
        </table:table-row>
        <table:table-row table:style-name="ro1">
          <table:table-cell office:value-type="string" calcext:value-type="string">
            <text:p>KEY_KP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x00200000235</text:p>
          </table:table-cell>
        </table:table-row>
        <table:table-row table:style-name="ro1">
          <table:table-cell office:value-type="string" calcext:value-type="string">
            <text:p>KEY_KP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x00200000236</text:p>
          </table:table-cell>
        </table:table-row>
        <table:table-row table:style-name="ro1">
          <table:table-cell office:value-type="string" calcext:value-type="string">
            <text:p>KEY_KPPLU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x0020000022b</text:p>
          </table:table-cell>
        </table:table-row>
        <table:table-row table:style-name="ro1">
          <table:table-cell office:value-type="string" calcext:value-type="string">
            <text:p>KEY_KP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x00200000231</text:p>
          </table:table-cell>
        </table:table-row>
        <table:table-row table:style-name="ro1">
          <table:table-cell office:value-type="string" calcext:value-type="string">
            <text:p>KEY_KP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x00200000232</text:p>
          </table:table-cell>
        </table:table-row>
        <table:table-row table:style-name="ro1">
          <table:table-cell office:value-type="string" calcext:value-type="string">
            <text:p>KEY_KP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x00200000233</text:p>
          </table:table-cell>
        </table:table-row>
        <table:table-row table:style-name="ro1">
          <table:table-cell office:value-type="string" calcext:value-type="string">
            <text:p>KEY_KP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x00200000230</text:p>
          </table:table-cell>
        </table:table-row>
        <table:table-row table:style-name="ro1">
          <table:table-cell office:value-type="string" calcext:value-type="string">
            <text:p>KEY_KPDO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x0020000022c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_ZENKAKUHANKAKU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x0010000071d</text:p>
          </table:table-cell>
        </table:table-row>
        <table:table-row table:style-name="ro1">
          <table:table-cell office:value-type="string" calcext:value-type="string">
            <text:p>KEY_102N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F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x0010000080b</text:p>
          </table:table-cell>
        </table:table-row>
        <table:table-row table:style-name="ro1">
          <table:table-cell office:value-type="string" calcext:value-type="string">
            <text:p>KEY_F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x0010000080c</text:p>
          </table:table-cell>
        </table:table-row>
        <table:table-row table:style-name="ro1">
          <table:table-cell office:value-type="string" calcext:value-type="string">
            <text:p>KEY_R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x00070087</text:p>
          </table:table-cell>
        </table:table-row>
        <table:table-row table:style-name="ro1">
          <table:table-cell office:value-type="string" calcext:value-type="string">
            <text:p>KEY_KATAKAN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x0010000071a</text:p>
          </table:table-cell>
        </table:table-row>
        <table:table-row table:style-name="ro1">
          <table:table-cell office:value-type="string" calcext:value-type="string">
            <text:p>KEY_HIRAGAN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x00100000716</text:p>
          </table:table-cell>
        </table:table-row>
        <table:table-row table:style-name="ro1">
          <table:table-cell office:value-type="string" calcext:value-type="string">
            <text:p>KEY_HENK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KATAKANAHIRAGANA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x00100000717</text:p>
          </table:table-cell>
        </table:table-row>
        <table:table-row table:style-name="ro1">
          <table:table-cell office:value-type="string" calcext:value-type="string">
            <text:p>KEY_MUHENKA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KPJPCOMM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KPENT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x0020000020d</text:p>
          </table:table-cell>
        </table:table-row>
        <table:table-row table:style-name="ro1">
          <table:table-cell office:value-type="string" calcext:value-type="string">
            <text:p>KEY_RIGHTCTR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x00200000101</text:p>
          </table:table-cell>
        </table:table-row>
        <table:table-row table:style-name="ro1">
          <table:table-cell office:value-type="string" calcext:value-type="string">
            <text:p>KEY_KPSLAS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x0020000022f</text:p>
          </table:table-cell>
        </table:table-row>
        <table:table-row table:style-name="ro1">
          <table:table-cell office:value-type="string" calcext:value-type="string">
            <text:p>KEY_SYSRQ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RIGHTAL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x000700e6</text:p>
          </table:table-cell>
        </table:table-row>
        <table:table-row table:style-name="ro1">
          <table:table-cell office:value-type="string" calcext:value-type="string">
            <text:p>KEY_LINEFEE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HOM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x00100000306</text:p>
          </table:table-cell>
        </table:table-row>
        <table:table-row table:style-name="ro1">
          <table:table-cell office:value-type="string" calcext:value-type="string">
            <text:p>KEY_U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x00100000304</text:p>
          </table:table-cell>
        </table:table-row>
        <table:table-row table:style-name="ro1">
          <table:table-cell office:value-type="string" calcext:value-type="string">
            <text:p>KEY_PAGEU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x00100000308</text:p>
          </table:table-cell>
        </table:table-row>
        <table:table-row table:style-name="ro1">
          <table:table-cell office:value-type="string" calcext:value-type="string">
            <text:p>KEY_LEF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x00100000302</text:p>
          </table:table-cell>
        </table:table-row>
        <table:table-row table:style-name="ro1">
          <table:table-cell office:value-type="string" calcext:value-type="string">
            <text:p>KEY_RIGH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x00100000303</text:p>
          </table:table-cell>
        </table:table-row>
        <table:table-row table:style-name="ro1">
          <table:table-cell office:value-type="string" calcext:value-type="string">
            <text:p>KEY_EN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x00100000305</text:p>
          </table:table-cell>
        </table:table-row>
        <table:table-row table:style-name="ro1">
          <table:table-cell office:value-type="string" calcext:value-type="string">
            <text:p>KEY_DOW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x00100000301</text:p>
          </table:table-cell>
        </table:table-row>
        <table:table-row table:style-name="ro1">
          <table:table-cell office:value-type="string" calcext:value-type="string">
            <text:p>KEY_PAGEDOW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x00100000307</text:p>
          </table:table-cell>
        </table:table-row>
        <table:table-row table:style-name="ro1">
          <table:table-cell office:value-type="string" calcext:value-type="string">
            <text:p>KEY_INSER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x00100000407</text:p>
          </table:table-cell>
        </table:table-row>
        <table:table-row table:style-name="ro1">
          <table:table-cell office:value-type="string" calcext:value-type="string">
            <text:p>KEY_DELET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x0007004c</text:p>
          </table:table-cell>
        </table:table-row>
        <table:table-row table:style-name="ro1">
          <table:table-cell office:value-type="string" calcext:value-type="string">
            <text:p>KEY_MACR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MUT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x0007007f</text:p>
          </table:table-cell>
        </table:table-row>
        <table:table-row table:style-name="ro1">
          <table:table-cell office:value-type="string" calcext:value-type="string">
            <text:p>KEY_VOLUMEDOW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x00070081</text:p>
          </table:table-cell>
        </table:table-row>
        <table:table-row table:style-name="ro1">
          <table:table-cell office:value-type="string" calcext:value-type="string">
            <text:p>KEY_VOLUMEU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x00070080</text:p>
          </table:table-cell>
        </table:table-row>
        <table:table-row table:style-name="ro1">
          <table:table-cell office:value-type="string" calcext:value-type="string">
            <text:p>KEY_POW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x00070066</text:p>
          </table:table-cell>
        </table:table-row>
        <table:table-row table:style-name="ro1">
          <table:table-cell office:value-type="string" calcext:value-type="string">
            <text:p>KEY_KPEQU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x00070067</text:p>
          </table:table-cell>
        </table:table-row>
        <table:table-row table:style-name="ro1">
          <table:table-cell office:value-type="string" calcext:value-type="string">
            <text:p>KEY_KPPLUSMIN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x000700d7</text:p>
          </table:table-cell>
        </table:table-row>
        <table:table-row table:style-name="ro1">
          <table:table-cell office:value-type="string" calcext:value-type="string">
            <text:p>KEY_PAUS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x00100000509</text:p>
          </table:table-cell>
        </table:table-row>
        <table:table-row table:style-name="ro1">
          <table:table-cell office:value-type="string" calcext:value-type="string">
            <text:p>KEY_SCA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KPCOMM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x0020000022c</text:p>
          </table:table-cell>
        </table:table-row>
        <table:table-row table:style-name="ro1">
          <table:table-cell office:value-type="string" calcext:value-type="string">
            <text:p>KEY_HANGEUL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HANJ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x00100000712</text:p>
          </table:table-cell>
        </table:table-row>
        <table:table-row table:style-name="ro1">
          <table:table-cell office:value-type="string" calcext:value-type="string">
            <text:p>KEY_Y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x00200000022</text:p>
          </table:table-cell>
        </table:table-row>
        <table:table-row table:style-name="ro1">
          <table:table-cell office:value-type="string" calcext:value-type="string">
            <text:p>KEY_LEFTMET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x00200000106</text:p>
          </table:table-cell>
        </table:table-row>
        <table:table-row table:style-name="ro1">
          <table:table-cell office:value-type="string" calcext:value-type="string">
            <text:p>KEY_RIGHTMETA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x00200000107</text:p>
          </table:table-cell>
        </table:table-row>
        <table:table-row table:style-name="ro1">
          <table:table-cell office:value-type="string" calcext:value-type="string">
            <text:p>KEY_COMPO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x00100000704</text:p>
          </table:table-cell>
        </table:table-row>
        <table:table-row table:style-name="ro1">
          <table:table-cell office:value-type="string" calcext:value-type="string">
            <text:p>KEY_STOP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x000c00b7</text:p>
          </table:table-cell>
        </table:table-row>
        <table:table-row table:style-name="ro1">
          <table:table-cell office:value-type="string" calcext:value-type="string">
            <text:p>KEY_AGAI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x00070079</text:p>
          </table:table-cell>
        </table:table-row>
        <table:table-row table:style-name="ro1">
          <table:table-cell office:value-type="string" calcext:value-type="string">
            <text:p>KEY_PROP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x000700a3</text:p>
          </table:table-cell>
        </table:table-row>
        <table:table-row table:style-name="ro1">
          <table:table-cell office:value-type="string" calcext:value-type="string">
            <text:p>KEY_UND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x0007007a</text:p>
          </table:table-cell>
        </table:table-row>
        <table:table-row table:style-name="ro1">
          <table:table-cell office:value-type="string" calcext:value-type="string">
            <text:p>KEY_FRON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x00100000d05</text:p>
          </table:table-cell>
        </table:table-row>
        <table:table-row table:style-name="ro1">
          <table:table-cell office:value-type="string" calcext:value-type="string">
            <text:p>KEY_COPY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x00100000402</text:p>
          </table:table-cell>
        </table:table-row>
        <table:table-row table:style-name="ro1">
          <table:table-cell office:value-type="string" calcext:value-type="string">
            <text:p>KEY_OPE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x00100000a0b</text:p>
          </table:table-cell>
        </table:table-row>
        <table:table-row table:style-name="ro1">
          <table:table-cell office:value-type="string" calcext:value-type="string">
            <text:p>KEY_PAST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x00100000408</text:p>
          </table:table-cell>
        </table:table-row>
        <table:table-row table:style-name="ro1">
          <table:table-cell office:value-type="string" calcext:value-type="string">
            <text:p>KEY_FIN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x00100000507</text:p>
          </table:table-cell>
        </table:table-row>
        <table:table-row table:style-name="ro1">
          <table:table-cell office:value-type="string" calcext:value-type="string">
            <text:p>KEY_CUT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x00100000404</text:p>
          </table:table-cell>
        </table:table-row>
        <table:table-row table:style-name="ro1">
          <table:table-cell office:value-type="string" calcext:value-type="string">
            <text:p>KEY_HELP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x00100000508</text:p>
          </table:table-cell>
        </table:table-row>
        <table:table-row table:style-name="ro1">
          <table:table-cell office:value-type="string" calcext:value-type="string">
            <text:p>KEY_MENU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x00100000505</text:p>
          </table:table-cell>
        </table:table-row>
        <table:table-row table:style-name="ro1">
          <table:table-cell office:value-type="string" calcext:value-type="string">
            <text:p>KEY_CALC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SETUP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SLEE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x00200000002</text:p>
          </table:table-cell>
        </table:table-row>
        <table:table-row table:style-name="ro1">
          <table:table-cell office:value-type="string" calcext:value-type="string">
            <text:p>KEY_WAKEU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x00010083</text:p>
          </table:table-cell>
        </table:table-row>
        <table:table-row table:style-name="ro1">
          <table:table-cell office:value-type="string" calcext:value-type="string">
            <text:p>KEY_FIL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SENDFIL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DELETEFI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XF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PROG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PROG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WWW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x00100000b09</text:p>
          </table:table-cell>
        </table:table-row>
        <table:table-row table:style-name="ro1">
          <table:table-cell office:value-type="string" calcext:value-type="string">
            <text:p>KEY_MSDO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SCREENLOCK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DIRECTI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CYCLEWINDOW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MAI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x00100000b03</text:p>
          </table:table-cell>
        </table:table-row>
        <table:table-row table:style-name="ro1">
          <table:table-cell office:value-type="string" calcext:value-type="string">
            <text:p>KEY_BOOKMARK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COMPUTER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BACK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x00100000c01</text:p>
          </table:table-cell>
        </table:table-row>
        <table:table-row table:style-name="ro1">
          <table:table-cell office:value-type="string" calcext:value-type="string">
            <text:p>KEY_FORWAR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x00100000c03</text:p>
          </table:table-cell>
        </table:table-row>
        <table:table-row table:style-name="ro1">
          <table:table-cell office:value-type="string" calcext:value-type="string">
            <text:p>KEY_CLOSEC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EJECTC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EJECTCLOSEC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NEXTSO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x000c00b5</text:p>
          </table:table-cell>
        </table:table-row>
        <table:table-row table:style-name="ro1">
          <table:table-cell office:value-type="string" calcext:value-type="string">
            <text:p>KEY_PLAYPAUS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x00100000a05</text:p>
          </table:table-cell>
        </table:table-row>
        <table:table-row table:style-name="ro1">
          <table:table-cell office:value-type="string" calcext:value-type="string">
            <text:p>KEY_PREVIOUSSON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x00100000a09</text:p>
          </table:table-cell>
        </table:table-row>
        <table:table-row table:style-name="ro1">
          <table:table-cell office:value-type="string" calcext:value-type="string">
            <text:p>KEY_STOPC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RECOR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REWIN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PHON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IS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CONFI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HOMEPAG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x00100000c04</text:p>
          </table:table-cell>
        </table:table-row>
        <table:table-row table:style-name="ro1">
          <table:table-cell office:value-type="string" calcext:value-type="string">
            <text:p>KEY_REFRESH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x00100000c05</text:p>
          </table:table-cell>
        </table:table-row>
        <table:table-row table:style-name="ro1">
          <table:table-cell office:value-type="string" calcext:value-type="string">
            <text:p>KEY_EXIT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x00100000d15</text:p>
          </table:table-cell>
        </table:table-row>
        <table:table-row table:style-name="ro1">
          <table:table-cell office:value-type="string" calcext:value-type="string">
            <text:p>KEY_MOV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EDI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SCROLLUP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SCROLLDOW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KEY_KPLEFTPARE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x000700b6</text:p>
          </table:table-cell>
        </table:table-row>
        <table:table-row table:style-name="ro1">
          <table:table-cell office:value-type="string" calcext:value-type="string">
            <text:p>KEY_KPRIGHTPAR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x000700b7</text:p>
          </table:table-cell>
        </table:table-row>
        <table:table-row table:style-name="ro1">
          <table:table-cell office:value-type="string" calcext:value-type="string">
            <text:p>KEY_NEW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x000c0201</text:p>
          </table:table-cell>
        </table:table-row>
        <table:table-row table:style-name="ro1">
          <table:table-cell office:value-type="string" calcext:value-type="string">
            <text:p>KEY_RED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x000c0279</text:p>
          </table:table-cell>
        </table:table-row>
        <table:table-row table:style-name="ro1">
          <table:table-cell office:value-type="string" calcext:value-type="string">
            <text:p>KEY_F1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x00070068</text:p>
          </table:table-cell>
        </table:table-row>
        <table:table-row table:style-name="ro1">
          <table:table-cell office:value-type="string" calcext:value-type="string">
            <text:p>KEY_F1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x00070069</text:p>
          </table:table-cell>
        </table:table-row>
        <table:table-row table:style-name="ro1">
          <table:table-cell office:value-type="string" calcext:value-type="string">
            <text:p>KEY_F1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x0007006a</text:p>
          </table:table-cell>
        </table:table-row>
        <table:table-row table:style-name="ro1">
          <table:table-cell office:value-type="string" calcext:value-type="string">
            <text:p>KEY_F1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x0007006b</text:p>
          </table:table-cell>
        </table:table-row>
        <table:table-row table:style-name="ro1">
          <table:table-cell office:value-type="string" calcext:value-type="string">
            <text:p>KEY_F1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x0007006c</text:p>
          </table:table-cell>
        </table:table-row>
        <table:table-row table:style-name="ro1">
          <table:table-cell office:value-type="string" calcext:value-type="string">
            <text:p>KEY_F1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x0007006d</text:p>
          </table:table-cell>
        </table:table-row>
        <table:table-row table:style-name="ro1">
          <table:table-cell office:value-type="string" calcext:value-type="string">
            <text:p>KEY_F1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x0007006e</text:p>
          </table:table-cell>
        </table:table-row>
        <table:table-row table:style-name="ro1">
          <table:table-cell office:value-type="string" calcext:value-type="string">
            <text:p>KEY_F2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x0007006f</text:p>
          </table:table-cell>
        </table:table-row>
        <table:table-row table:style-name="ro1">
          <table:table-cell office:value-type="string" calcext:value-type="string">
            <text:p>KEY_F2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x00070070</text:p>
          </table:table-cell>
        </table:table-row>
        <table:table-row table:style-name="ro1">
          <table:table-cell office:value-type="string" calcext:value-type="string">
            <text:p>KEY_F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x00070071</text:p>
          </table:table-cell>
        </table:table-row>
        <table:table-row table:style-name="ro1">
          <table:table-cell office:value-type="string" calcext:value-type="string">
            <text:p>KEY_F2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x00070072</text:p>
          </table:table-cell>
        </table:table-row>
        <table:table-row table:style-name="ro1">
          <table:table-cell office:value-type="string" calcext:value-type="string">
            <text:p>KEY_F2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x00070073</text:p>
          </table:table-cell>
        </table:table-row>
        <table:table-row table:style-name="ro1" table:number-rows-repeated="104838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B273">
          <table:filter table:target-range-address="Sheet2.A1" table:condition-source-range-address="Sheet1.A1:Sheet1.A273" table:display-duplicates="false">
            <table:filter-or>
              <table:filter-condition table:value="KEY_1" table:operator="=" table:field-number="0"/>
              <table:filter-condition table:value="KEY_1" table:operator="=" table:field-number="0"/>
              <table:filter-condition table:value="KEY_2" table:operator="=" table:field-number="0"/>
              <table:filter-condition table:value="KEY_2" table:operator="=" table:field-number="0"/>
              <table:filter-condition table:value="KEY_3" table:operator="=" table:field-number="0"/>
              <table:filter-condition table:value="KEY_3" table:operator="=" table:field-number="0"/>
              <table:filter-condition table:value="KEY_4" table:operator="=" table:field-number="0"/>
              <table:filter-condition table:value="KEY_4" table:operator="=" table:field-number="0"/>
              <table:filter-condition table:value="KEY_5" table:operator="=" table:field-number="0"/>
              <table:filter-condition table:value="KEY_5" table:operator="=" table:field-number="0"/>
              <table:filter-condition table:value="KEY_6" table:operator="=" table:field-number="0"/>
              <table:filter-condition table:value="KEY_6" table:operator="=" table:field-number="0"/>
              <table:filter-condition table:value="KEY_7" table:operator="=" table:field-number="0"/>
              <table:filter-condition table:value="KEY_7" table:operator="=" table:field-number="0"/>
              <table:filter-condition table:value="KEY_8" table:operator="=" table:field-number="0"/>
              <table:filter-condition table:value="KEY_8" table:operator="=" table:field-number="0"/>
              <table:filter-condition table:value="KEY_9" table:operator="=" table:field-number="0"/>
              <table:filter-condition table:value="KEY_9" table:operator="=" table:field-number="0"/>
              <table:filter-condition table:value="KEY_0" table:operator="=" table:field-number="0"/>
              <table:filter-condition table:value="KEY_0" table:operator="=" table:field-number="0"/>
              <table:filter-condition table:value="KEY_MINUS" table:operator="=" table:field-number="0"/>
              <table:filter-condition table:value="KEY_MINUS" table:operator="=" table:field-number="0"/>
              <table:filter-condition table:value="KEY_EQUAL" table:operator="=" table:field-number="0"/>
              <table:filter-condition table:value="KEY_EQUAL" table:operator="=" table:field-number="0"/>
              <table:filter-condition table:value="KEY_BACKSPACE" table:operator="=" table:field-number="0"/>
              <table:filter-condition table:value="KEY_TAB" table:operator="=" table:field-number="0"/>
              <table:filter-condition table:value="KEY_Q" table:operator="=" table:field-number="0"/>
              <table:filter-condition table:value="KEY_Q" table:operator="=" table:field-number="0"/>
              <table:filter-condition table:value="KEY_W" table:operator="=" table:field-number="0"/>
              <table:filter-condition table:value="KEY_W" table:operator="=" table:field-number="0"/>
              <table:filter-condition table:value="KEY_E" table:operator="=" table:field-number="0"/>
              <table:filter-condition table:value="KEY_E" table:operator="=" table:field-number="0"/>
              <table:filter-condition table:value="KEY_R" table:operator="=" table:field-number="0"/>
              <table:filter-condition table:value="KEY_R" table:operator="=" table:field-number="0"/>
              <table:filter-condition table:value="KEY_T" table:operator="=" table:field-number="0"/>
              <table:filter-condition table:value="KEY_T" table:operator="=" table:field-number="0"/>
              <table:filter-condition table:value="KEY_Y" table:operator="=" table:field-number="0"/>
              <table:filter-condition table:value="KEY_Y" table:operator="=" table:field-number="0"/>
              <table:filter-condition table:value="KEY_U" table:operator="=" table:field-number="0"/>
              <table:filter-condition table:value="KEY_U" table:operator="=" table:field-number="0"/>
              <table:filter-condition table:value="KEY_I" table:operator="=" table:field-number="0"/>
              <table:filter-condition table:value="KEY_I" table:operator="=" table:field-number="0"/>
              <table:filter-condition table:value="KEY_O" table:operator="=" table:field-number="0"/>
              <table:filter-condition table:value="KEY_O" table:operator="=" table:field-number="0"/>
              <table:filter-condition table:value="KEY_P" table:operator="=" table:field-number="0"/>
              <table:filter-condition table:value="KEY_P" table:operator="=" table:field-number="0"/>
              <table:filter-condition table:value="KEY_LEFTBRACE" table:operator="=" table:field-number="0"/>
              <table:filter-condition table:value="KEY_LEFTBRACE" table:operator="=" table:field-number="0"/>
              <table:filter-condition table:value="KEY_RIGHTBRACE" table:operator="=" table:field-number="0"/>
              <table:filter-condition table:value="KEY_RIGHTBRACE" table:operator="=" table:field-number="0"/>
              <table:filter-condition table:value="KEY_ENTER" table:operator="=" table:field-number="0"/>
              <table:filter-condition table:value="KEY_LEFTCTRL" table:operator="=" table:field-number="0"/>
              <table:filter-condition table:value="KEY_LEFTCTRL" table:operator="=" table:field-number="0"/>
              <table:filter-condition table:value="KEY_A" table:operator="=" table:field-number="0"/>
              <table:filter-condition table:value="KEY_A" table:operator="=" table:field-number="0"/>
              <table:filter-condition table:value="KEY_S" table:operator="=" table:field-number="0"/>
              <table:filter-condition table:value="KEY_S" table:operator="=" table:field-number="0"/>
              <table:filter-condition table:value="KEY_D" table:operator="=" table:field-number="0"/>
              <table:filter-condition table:value="KEY_D" table:operator="=" table:field-number="0"/>
              <table:filter-condition table:value="KEY_F" table:operator="=" table:field-number="0"/>
              <table:filter-condition table:value="KEY_F" table:operator="=" table:field-number="0"/>
              <table:filter-condition table:value="KEY_G" table:operator="=" table:field-number="0"/>
              <table:filter-condition table:value="KEY_G" table:operator="=" table:field-number="0"/>
              <table:filter-condition table:value="KEY_H" table:operator="=" table:field-number="0"/>
              <table:filter-condition table:value="KEY_H" table:operator="=" table:field-number="0"/>
              <table:filter-condition table:value="KEY_J" table:operator="=" table:field-number="0"/>
              <table:filter-condition table:value="KEY_J" table:operator="=" table:field-number="0"/>
              <table:filter-condition table:value="KEY_K" table:operator="=" table:field-number="0"/>
              <table:filter-condition table:value="KEY_K" table:operator="=" table:field-number="0"/>
              <table:filter-condition table:value="KEY_L" table:operator="=" table:field-number="0"/>
              <table:filter-condition table:value="KEY_L" table:operator="=" table:field-number="0"/>
              <table:filter-condition table:value="KEY_SEMICOLON" table:operator="=" table:field-number="0"/>
              <table:filter-condition table:value="KEY_SEMICOLON" table:operator="=" table:field-number="0"/>
              <table:filter-condition table:value="KEY_APOSTROPHE" table:operator="=" table:field-number="0"/>
              <table:filter-condition table:value="KEY_APOSTROPHE" table:operator="=" table:field-number="0"/>
              <table:filter-condition table:value="KEY_GRAVE" table:operator="=" table:field-number="0"/>
              <table:filter-condition table:value="KEY_GRAVE" table:operator="=" table:field-number="0"/>
              <table:filter-condition table:value="KEY_GRAVE" table:operator="=" table:field-number="0"/>
              <table:filter-condition table:value="KEY_GRAVE" table:operator="=" table:field-number="0"/>
              <table:filter-condition table:value="KEY_SHIFT" table:operator="=" table:field-number="0"/>
              <table:filter-condition table:value="KEY_LEFTSHIFT" table:operator="=" table:field-number="0"/>
              <table:filter-condition table:value="KEY_BACKSLASH" table:operator="=" table:field-number="0"/>
              <table:filter-condition table:value="KEY_BACKSLASH" table:operator="=" table:field-number="0"/>
              <table:filter-condition table:value="KEY_BACKSLASH" table:operator="=" table:field-number="0"/>
              <table:filter-condition table:value="KEY_BACKSLASH" table:operator="=" table:field-number="0"/>
              <table:filter-condition table:value="KEY_BACKSLASH" table:operator="=" table:field-number="0"/>
              <table:filter-condition table:value="KEY_BACKSLASH" table:operator="=" table:field-number="0"/>
              <table:filter-condition table:value="KEY_BACKSLASH" table:operator="=" table:field-number="0"/>
              <table:filter-condition table:value="KEY_BACKSLASH" table:operator="=" table:field-number="0"/>
              <table:filter-condition table:value="KEY_Z" table:operator="=" table:field-number="0"/>
              <table:filter-condition table:value="KEY_Z" table:operator="=" table:field-number="0"/>
              <table:filter-condition table:value="KEY_X" table:operator="=" table:field-number="0"/>
              <table:filter-condition table:value="KEY_X" table:operator="=" table:field-number="0"/>
              <table:filter-condition table:value="KEY_C" table:operator="=" table:field-number="0"/>
              <table:filter-condition table:value="KEY_C" table:operator="=" table:field-number="0"/>
              <table:filter-condition table:value="KEY_V" table:operator="=" table:field-number="0"/>
              <table:filter-condition table:value="KEY_V" table:operator="=" table:field-number="0"/>
              <table:filter-condition table:value="KEY_B" table:operator="=" table:field-number="0"/>
              <table:filter-condition table:value="KEY_B" table:operator="=" table:field-number="0"/>
              <table:filter-condition table:value="KEY_N" table:operator="=" table:field-number="0"/>
              <table:filter-condition table:value="KEY_N" table:operator="=" table:field-number="0"/>
              <table:filter-condition table:value="KEY_M" table:operator="=" table:field-number="0"/>
              <table:filter-condition table:value="KEY_M" table:operator="=" table:field-number="0"/>
              <table:filter-condition table:value="KEY_COMMA" table:operator="=" table:field-number="0"/>
              <table:filter-condition table:value="KEY_COMMA" table:operator="=" table:field-number="0"/>
              <table:filter-condition table:value="KEY_DOT" table:operator="=" table:field-number="0"/>
              <table:filter-condition table:value="KEY_DOT" table:operator="=" table:field-number="0"/>
              <table:filter-condition table:value="KEY_SLASH" table:operator="=" table:field-number="0"/>
              <table:filter-condition table:value="KEY_SLASH" table:operator="=" table:field-number="0"/>
              <table:filter-condition table:value="KEY_RIGHTSHIFT" table:operator="=" table:field-number="0"/>
              <table:filter-condition table:value="KEY_KPASTERISK" table:operator="=" table:field-number="0"/>
              <table:filter-condition table:value="KEY_KPASTERISK" table:operator="=" table:field-number="0"/>
              <table:filter-condition table:value="KEY_LEFTALT" table:operator="=" table:field-number="0"/>
              <table:filter-condition table:value="KEY_LEFTALT" table:operator="=" table:field-number="0"/>
              <table:filter-condition table:value="KEY_SPACE" table:operator="=" table:field-number="0"/>
              <table:filter-condition table:value="KEY_CAPSLOCK" table:operator="=" table:field-number="0"/>
              <table:filter-condition table:value="KEY_F1" table:operator="=" table:field-number="0"/>
              <table:filter-condition table:value="KEY_F2" table:operator="=" table:field-number="0"/>
              <table:filter-condition table:value="KEY_F3" table:operator="=" table:field-number="0"/>
              <table:filter-condition table:value="KEY_F4" table:operator="=" table:field-number="0"/>
              <table:filter-condition table:value="KEY_F5" table:operator="=" table:field-number="0"/>
              <table:filter-condition table:value="KEY_F6" table:operator="=" table:field-number="0"/>
              <table:filter-condition table:value="KEY_F7" table:operator="=" table:field-number="0"/>
              <table:filter-condition table:value="KEY_F8" table:operator="=" table:field-number="0"/>
              <table:filter-condition table:value="KEY_F9" table:operator="=" table:field-number="0"/>
              <table:filter-condition table:value="KEY_F10" table:operator="=" table:field-number="0"/>
              <table:filter-condition table:value="KEY_NUMLOCK" table:operator="=" table:field-number="0"/>
              <table:filter-condition table:value="KEY_SCROLLLOCK" table:operator="=" table:field-number="0"/>
              <table:filter-condition table:value="KEY_KP7" table:operator="=" table:field-number="0"/>
              <table:filter-condition table:value="KEY_KP8" table:operator="=" table:field-number="0"/>
              <table:filter-condition table:value="KEY_KP9" table:operator="=" table:field-number="0"/>
              <table:filter-condition table:value="KEY_KPMINUS" table:operator="=" table:field-number="0"/>
              <table:filter-condition table:value="KEY_KP4" table:operator="=" table:field-number="0"/>
              <table:filter-condition table:value="KEY_KP5" table:operator="=" table:field-number="0"/>
              <table:filter-condition table:value="KEY_KP6" table:operator="=" table:field-number="0"/>
              <table:filter-condition table:value="KEY_KPPLUS" table:operator="=" table:field-number="0"/>
              <table:filter-condition table:value="KEY_KP1" table:operator="=" table:field-number="0"/>
              <table:filter-condition table:value="KEY_KP2" table:operator="=" table:field-number="0"/>
              <table:filter-condition table:value="KEY_KP3" table:operator="=" table:field-number="0"/>
              <table:filter-condition table:value="KEY_KP0" table:operator="=" table:field-number="0"/>
              <table:filter-condition table:value="KEY_KPDOT" table:operator="=" table:field-number="0"/>
              <table:filter-condition table:value="KEY_KPDOT" table:operator="=" table:field-number="0"/>
              <table:filter-condition table:value="KEY_ZENKAKUHANKAKU" table:operator="=" table:field-number="0"/>
              <table:filter-condition table:value="KEY_102ND" table:operator="=" table:field-number="0"/>
              <table:filter-condition table:value="KEY_F11" table:operator="=" table:field-number="0"/>
              <table:filter-condition table:value="KEY_F12" table:operator="=" table:field-number="0"/>
              <table:filter-condition table:value="KEY_RO" table:operator="=" table:field-number="0"/>
              <table:filter-condition table:value="KEY_KATAKANA" table:operator="=" table:field-number="0"/>
              <table:filter-condition table:value="KEY_KATAKANA" table:operator="=" table:field-number="0"/>
              <table:filter-condition table:value="KEY_HIRAGANA" table:operator="=" table:field-number="0"/>
              <table:filter-condition table:value="KEY_HIRAGANA" table:operator="=" table:field-number="0"/>
              <table:filter-condition table:value="KEY_HENKAN" table:operator="=" table:field-number="0"/>
              <table:filter-condition table:value="KEY_KATAKANAHIRAGANA" table:operator="=" table:field-number="0"/>
              <table:filter-condition table:value="KEY_MUHENKAN" table:operator="=" table:field-number="0"/>
              <table:filter-condition table:value="KEY_MUHENKAN" table:operator="=" table:field-number="0"/>
              <table:filter-condition table:value="KEY_KPJPCOMMA" table:operator="=" table:field-number="0"/>
              <table:filter-condition table:value="KEY_KPJPCOMMA" table:operator="=" table:field-number="0"/>
              <table:filter-condition table:value="KEY_KPENTER" table:operator="=" table:field-number="0"/>
              <table:filter-condition table:value="KEY_RIGHTCTRL" table:operator="=" table:field-number="0"/>
              <table:filter-condition table:value="KEY_KPSLASH" table:operator="=" table:field-number="0"/>
              <table:filter-condition table:value="KEY_SYSRQ" table:operator="=" table:field-number="0"/>
              <table:filter-condition table:value="KEY_SYSRQ" table:operator="=" table:field-number="0"/>
              <table:filter-condition table:value="KEY_RIGHTALT" table:operator="=" table:field-number="0"/>
              <table:filter-condition table:value="KEY_RIGHTALT" table:operator="=" table:field-number="0"/>
              <table:filter-condition table:value="KEY_LINEFEED" table:operator="=" table:field-number="0"/>
              <table:filter-condition table:value="KEY_HOME" table:operator="=" table:field-number="0"/>
              <table:filter-condition table:value="KEY_UP" table:operator="=" table:field-number="0"/>
              <table:filter-condition table:value="KEY_PAGEUP" table:operator="=" table:field-number="0"/>
              <table:filter-condition table:value="KEY_LEFT" table:operator="=" table:field-number="0"/>
              <table:filter-condition table:value="KEY_RIGHT" table:operator="=" table:field-number="0"/>
              <table:filter-condition table:value="KEY_END" table:operator="=" table:field-number="0"/>
              <table:filter-condition table:value="KEY_DOWN" table:operator="=" table:field-number="0"/>
              <table:filter-condition table:value="KEY_PAGEDOWN" table:operator="=" table:field-number="0"/>
              <table:filter-condition table:value="KEY_INSERT" table:operator="=" table:field-number="0"/>
              <table:filter-condition table:value="KEY_DELETE" table:operator="=" table:field-number="0"/>
              <table:filter-condition table:value="KEY_DELETE" table:operator="=" table:field-number="0"/>
              <table:filter-condition table:value="KEY_MACRO" table:operator="=" table:field-number="0"/>
              <table:filter-condition table:value="KEY_MUTE" table:operator="=" table:field-number="0"/>
              <table:filter-condition table:value="KEY_MUTE" table:operator="=" table:field-number="0"/>
              <table:filter-condition table:value="KEY_VOLUMEDOWN" table:operator="=" table:field-number="0"/>
              <table:filter-condition table:value="KEY_VOLUMEDOWN" table:operator="=" table:field-number="0"/>
              <table:filter-condition table:value="KEY_VOLUMEUP" table:operator="=" table:field-number="0"/>
              <table:filter-condition table:value="KEY_VOLUMEUP" table:operator="=" table:field-number="0"/>
              <table:filter-condition table:value="KEY_POWER" table:operator="=" table:field-number="0"/>
              <table:filter-condition table:value="KEY_KPEQUAL" table:operator="=" table:field-number="0"/>
              <table:filter-condition table:value="KEY_KPPLUSMINUS" table:operator="=" table:field-number="0"/>
              <table:filter-condition table:value="KEY_PAUSE" table:operator="=" table:field-number="0"/>
              <table:filter-condition table:value="KEY_SCALE" table:operator="=" table:field-number="0"/>
              <table:filter-condition table:value="KEY_KPCOMMA" table:operator="=" table:field-number="0"/>
              <table:filter-condition table:value="KEY_KPCOMMA" table:operator="=" table:field-number="0"/>
              <table:filter-condition table:value="KEY_HANGEUL" table:operator="=" table:field-number="0"/>
              <table:filter-condition table:value="KEY_HANGEUL" table:operator="=" table:field-number="0"/>
              <table:filter-condition table:value="KEY_HANJA" table:operator="=" table:field-number="0"/>
              <table:filter-condition table:value="KEY_HANJA" table:operator="=" table:field-number="0"/>
              <table:filter-condition table:value="KEY_YEN" table:operator="=" table:field-number="0"/>
              <table:filter-condition table:value="KEY_LEFTMETA" table:operator="=" table:field-number="0"/>
              <table:filter-condition table:value="KEY_LEFTMETA" table:operator="=" table:field-number="0"/>
              <table:filter-condition table:value="KEY_RIGHTMETA" table:operator="=" table:field-number="0"/>
              <table:filter-condition table:value="KEY_RIGHTMETA" table:operator="=" table:field-number="0"/>
              <table:filter-condition table:value="KEY_COMPOSE" table:operator="=" table:field-number="0"/>
              <table:filter-condition table:value="KEY_COMPOSE" table:operator="=" table:field-number="0"/>
              <table:filter-condition table:value="KEY_STOP" table:operator="=" table:field-number="0"/>
              <table:filter-condition table:value="KEY_STOP" table:operator="=" table:field-number="0"/>
              <table:filter-condition table:value="KEY_AGAIN" table:operator="=" table:field-number="0"/>
              <table:filter-condition table:value="KEY_PROPS" table:operator="=" table:field-number="0"/>
              <table:filter-condition table:value="KEY_UNDO" table:operator="=" table:field-number="0"/>
              <table:filter-condition table:value="KEY_FRONT" table:operator="=" table:field-number="0"/>
              <table:filter-condition table:value="KEY_COPY" table:operator="=" table:field-number="0"/>
              <table:filter-condition table:value="KEY_OPEN" table:operator="=" table:field-number="0"/>
              <table:filter-condition table:value="KEY_PASTE" table:operator="=" table:field-number="0"/>
              <table:filter-condition table:value="KEY_FIND" table:operator="=" table:field-number="0"/>
              <table:filter-condition table:value="KEY_FIND" table:operator="=" table:field-number="0"/>
              <table:filter-condition table:value="KEY_CUT" table:operator="=" table:field-number="0"/>
              <table:filter-condition table:value="KEY_HELP" table:operator="=" table:field-number="0"/>
              <table:filter-condition table:value="KEY_MENU" table:operator="=" table:field-number="0"/>
              <table:filter-condition table:value="KEY_CALC" table:operator="=" table:field-number="0"/>
              <table:filter-condition table:value="KEY_SETUP" table:operator="=" table:field-number="0"/>
              <table:filter-condition table:value="KEY_SLEEP" table:operator="=" table:field-number="0"/>
              <table:filter-condition table:value="KEY_WAKEUP" table:operator="=" table:field-number="0"/>
              <table:filter-condition table:value="KEY_FILE" table:operator="=" table:field-number="0"/>
              <table:filter-condition table:value="KEY_SENDFILE" table:operator="=" table:field-number="0"/>
              <table:filter-condition table:value="KEY_DELETEFILE" table:operator="=" table:field-number="0"/>
              <table:filter-condition table:value="KEY_XFER" table:operator="=" table:field-number="0"/>
              <table:filter-condition table:value="KEY_XFER" table:operator="=" table:field-number="0"/>
              <table:filter-condition table:value="KEY_PROG1" table:operator="=" table:field-number="0"/>
              <table:filter-condition table:value="KEY_PROG2" table:operator="=" table:field-number="0"/>
              <table:filter-condition table:value="KEY_WWW" table:operator="=" table:field-number="0"/>
              <table:filter-condition table:value="KEY_MSDOS" table:operator="=" table:field-number="0"/>
              <table:filter-condition table:value="KEY_SCREENLOCK" table:operator="=" table:field-number="0"/>
              <table:filter-condition table:value="KEY_DIRECTION" table:operator="=" table:field-number="0"/>
              <table:filter-condition table:value="KEY_CYCLEWINDOWS" table:operator="=" table:field-number="0"/>
              <table:filter-condition table:value="KEY_MAIL" table:operator="=" table:field-number="0"/>
              <table:filter-condition table:value="KEY_BOOKMARKS" table:operator="=" table:field-number="0"/>
              <table:filter-condition table:value="KEY_COMPUTER" table:operator="=" table:field-number="0"/>
              <table:filter-condition table:value="KEY_BACK" table:operator="=" table:field-number="0"/>
              <table:filter-condition table:value="KEY_FORWARD" table:operator="=" table:field-number="0"/>
              <table:filter-condition table:value="KEY_CLOSECD" table:operator="=" table:field-number="0"/>
              <table:filter-condition table:value="KEY_EJECTCD" table:operator="=" table:field-number="0"/>
              <table:filter-condition table:value="KEY_EJECTCLOSECD" table:operator="=" table:field-number="0"/>
              <table:filter-condition table:value="KEY_NEXTSONG" table:operator="=" table:field-number="0"/>
              <table:filter-condition table:value="KEY_PLAYPAUSE" table:operator="=" table:field-number="0"/>
              <table:filter-condition table:value="KEY_PREVIOUSSONG" table:operator="=" table:field-number="0"/>
              <table:filter-condition table:value="KEY_STOPCD" table:operator="=" table:field-number="0"/>
              <table:filter-condition table:value="KEY_RECORD" table:operator="=" table:field-number="0"/>
              <table:filter-condition table:value="KEY_REWIND" table:operator="=" table:field-number="0"/>
              <table:filter-condition table:value="KEY_PHONE" table:operator="=" table:field-number="0"/>
              <table:filter-condition table:value="KEY_ISO" table:operator="=" table:field-number="0"/>
              <table:filter-condition table:value="KEY_CONFIG" table:operator="=" table:field-number="0"/>
              <table:filter-condition table:value="KEY_HOMEPAGE" table:operator="=" table:field-number="0"/>
              <table:filter-condition table:value="KEY_REFRESH" table:operator="=" table:field-number="0"/>
              <table:filter-condition table:value="KEY_EXIT" table:operator="=" table:field-number="0"/>
              <table:filter-condition table:value="KEY_MOVE" table:operator="=" table:field-number="0"/>
              <table:filter-condition table:value="KEY_EDIT" table:operator="=" table:field-number="0"/>
              <table:filter-condition table:value="KEY_SCROLLUP" table:operator="=" table:field-number="0"/>
              <table:filter-condition table:value="KEY_SCROLLDOWN" table:operator="=" table:field-number="0"/>
              <table:filter-condition table:value="KEY_KPLEFTPAREN" table:operator="=" table:field-number="0"/>
              <table:filter-condition table:value="KEY_KPRIGHTPAREN" table:operator="=" table:field-number="0"/>
              <table:filter-condition table:value="KEY_NEW" table:operator="=" table:field-number="0"/>
              <table:filter-condition table:value="KEY_REDO" table:operator="=" table:field-number="0"/>
              <table:filter-condition table:value="KEY_F13" table:operator="=" table:field-number="0"/>
              <table:filter-condition table:value="KEY_F14" table:operator="=" table:field-number="0"/>
              <table:filter-condition table:value="KEY_F15" table:operator="=" table:field-number="0"/>
              <table:filter-condition table:value="KEY_F16" table:operator="=" table:field-number="0"/>
              <table:filter-condition table:value="KEY_F17" table:operator="=" table:field-number="0"/>
              <table:filter-condition table:value="KEY_F18" table:operator="=" table:field-number="0"/>
              <table:filter-condition table:value="KEY_F19" table:operator="=" table:field-number="0"/>
              <table:filter-condition table:value="KEY_F20" table:operator="=" table:field-number="0"/>
              <table:filter-condition table:value="KEY_F21" table:operator="=" table:field-number="0"/>
              <table:filter-condition table:value="KEY_F22" table:operator="=" table:field-number="0"/>
              <table:filter-condition table:value="KEY_F23" table:operator="=" table:field-number="0"/>
              <table:filter-condition table:value="KEY_F24" table:operator="=" table:field-number="0"/>
            </table:filter-or>
          </table:filter>
        </table:database-range>
        <table:database-range table:name="__Anonymous_Sheet_DB__1" table:target-range-address="Sheet2.A1:Sheet2.B19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21:26:21.520418123</meta:creation-date>
    <dc:date>2022-08-17T22:05:34.591501072</dc:date>
    <meta:editing-duration>PT18M51S</meta:editing-duration>
    <meta:editing-cycles>3</meta:editing-cycles>
    <meta:generator>LibreOffice/7.3.5.2$Linux_X86_64 LibreOffice_project/30$Build-2</meta:generator>
    <meta:document-statistic meta:table-count="2" meta:cell-count="1126" meta:object-count="0"/>
  </office:meta>
</office:document-meta>
</file>